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46a9" officeooo:paragraph-rsid="001746a9"/>
    </style:style>
    <style:style style:name="P2" style:family="paragraph" style:parent-style-name="Standard">
      <style:text-properties style:text-line-through-style="none" style:text-line-through-type="none" officeooo:rsid="001746a9" officeooo:paragraph-rsid="001746a9"/>
    </style:style>
    <style:style style:name="P3" style:family="paragraph" style:parent-style-name="Standard">
      <style:text-properties style:text-line-through-style="none" style:text-line-through-type="none" officeooo:rsid="0017809d" officeooo:paragraph-rsid="0017809d"/>
    </style:style>
    <style:style style:name="P4" style:family="paragraph" style:parent-style-name="Standard">
      <style:text-properties style:text-line-through-style="none" style:text-line-through-type="none" officeooo:rsid="0017aebd" officeooo:paragraph-rsid="0017aebd"/>
    </style:style>
    <style:style style:name="P5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7809d" officeooo:paragraph-rsid="0017809d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officeooo:rsid="0018476d" officeooo:paragraph-rsid="0018476d"/>
    </style:style>
    <style:style style:name="P7" style:family="paragraph" style:parent-style-name="Standard">
      <style:text-properties style:text-line-through-style="none" style:text-line-through-type="none" officeooo:rsid="00191722" officeooo:paragraph-rsid="00191722"/>
    </style:style>
    <style:style style:name="P8" style:family="paragraph" style:parent-style-name="Standard">
      <style:text-properties style:text-line-through-style="none" style:text-line-through-type="none" officeooo:rsid="001a7fbc" officeooo:paragraph-rsid="001a7fbc"/>
    </style:style>
    <style:style style:name="P9" style:family="paragraph" style:parent-style-name="Standard">
      <style:text-properties style:text-line-through-style="none" style:text-line-through-type="none" officeooo:rsid="001c4e58" officeooo:paragraph-rsid="001c4e58"/>
    </style:style>
    <style:style style:name="P10" style:family="paragraph" style:parent-style-name="Standard">
      <style:text-properties style:text-line-through-style="none" style:text-line-through-type="none" officeooo:rsid="001d0eea" officeooo:paragraph-rsid="001d0eea"/>
    </style:style>
    <style:style style:name="P11" style:family="paragraph" style:parent-style-name="Standard">
      <style:text-properties style:text-line-through-style="none" style:text-line-through-type="none" officeooo:rsid="001df9cd" officeooo:paragraph-rsid="001df9cd"/>
    </style:style>
    <style:style style:name="P12" style:family="paragraph" style:parent-style-name="Standard">
      <style:text-properties style:text-line-through-style="none" style:text-line-through-type="none" officeooo:rsid="001ea8b8" officeooo:paragraph-rsid="001ea8b8"/>
    </style:style>
    <style:style style:name="P13" style:family="paragraph" style:parent-style-name="Standard">
      <style:text-properties officeooo:rsid="001746a9" officeooo:paragraph-rsid="001746a9"/>
    </style:style>
    <style:style style:name="P14" style:family="paragraph" style:parent-style-name="Standard">
      <style:text-properties officeooo:rsid="0017809d" officeooo:paragraph-rsid="0017809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officeooo:rsid="0017aebd"/>
    </style:style>
    <style:style style:name="T4" style:family="text">
      <style:text-properties officeooo:rsid="001c4e58"/>
    </style:style>
    <style:style style:name="T5" style:family="text">
      <style:text-properties officeooo:rsid="001df9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jercicio tema 9 de un examen</text:p>
      <text:p text:style-name="P1"/>
      <text:p text:style-name="P1"><draw:frame draw:style-name="fr1" draw:name="Objeto7" text:anchor-type="as-char" svg:y="-0.386cm" svg:width="5.535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draw:frame draw:style-name="fr1" draw:name="Objeto1" text:anchor-type="as-char" svg:y="-0.66cm" svg:width="4.919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as-char" svg:y="-0.66cm" svg:width="3.45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as-char" svg:y="-0.413cm" svg:width="5.345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1"><draw:frame draw:style-name="fr1" draw:name="Objeto4" text:anchor-type="as-char" svg:y="-0.699cm" svg:width="8.035cm" svg:height="1.076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x= 3, x =-5</text:span></text:p>
      <text:p text:style-name="P2">Puntos criticos:</text:p>
      <text:p text:style-name="P2"><draw:frame draw:style-name="fr1" draw:name="Objeto5" text:anchor-type="as-char" svg:y="-0.413cm" svg:width="5.906cm" svg:height="0.53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to6" text:anchor-type="as-char" svg:y="-0.66cm" svg:width="3.374cm" svg:height="1.03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T2"><draw:frame draw:style-name="fr2" draw:name="Objeto9" text:anchor-type="as-char" svg:y="-0.66cm" svg:width="2.872cm" svg:height="1.03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"/>
      <text:p text:style-name="P2"><draw:frame draw:style-name="fr1" draw:name="Objeto8" text:anchor-type="as-char" svg:y="-0.66cm" svg:width="2.03cm" svg:height="1.03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3">matriz</text:p>
      <text:p text:style-name="P3">H = 2x+2<text:tab/><text:tab/>2y</text:p>
      <text:p text:style-name="P3"><text:tab/>2y<text:tab/><text:tab/>2x</text:p>
      <text:p text:style-name="P3">|H|=<draw:frame draw:style-name="fr2" draw:name="Objeto10" text:anchor-type="as-char" svg:y="-0.437cm" svg:width="2.676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|H| P1= 4 3³ + 4 3-0=48&gt;0</text:p>
      <text:p text:style-name="P3">(2x+2)P1=8&gt;0</text:p>
      <text:p text:style-name="P3"/>
      <text:p text:style-name="P3">P1 es un <text:span text:style-name="T3">mínimo</text:span></text:p>
      <text:p text:style-name="P3"/>
      <text:p text:style-name="P3"><text:bookmark-start text:name="__DdeLink__54_3921054268"/>|H| P2 = 4 (-5)² + 4(-5)-0=80&gt;0<text:bookmark-end text:name="__DdeLink__54_3921054268"/></text:p>
      <text:p text:style-name="P3">(2x+2)P2=2(-5)+2=-8&lt;0</text:p>
      <text:p text:style-name="P3"/>
      <text:p text:style-name="P3">P2 es un <text:span text:style-name="T3">máximo</text:span></text:p>
      <text:p text:style-name="P3"/>
      <text:p text:style-name="P3">|H| P3= 0+0-4 (-sqrt 15)^2=-60 &lt; 0 → P3 es un punto de silla</text:p>
      <text:p text:style-name="P3"/>
      <text:p text:style-name="P3">|H| P4=0+0-4(sqrt 15) ^ 2=-60 &lt; 0 → P4 es un punto de silla</text:p>
      <text:p text:style-name="P3"/>
      <text:p text:style-name="P5">Tema 10 <text:span text:style-name="T3">Optimización con restricciones</text:span></text:p>
      <text:p text:style-name="P4"/>
      <text:p text:style-name="P4">f(x,y) = 3x+7y</text:p>
      <text:p text:style-name="P4"><text:bookmark-start text:name="__DdeLink__56_3921054268"/><draw:frame draw:style-name="fr2" draw:name="Objeto12" text:anchor-type="as-char" svg:y="-0.402cm" svg:width="2.688cm" svg:height="0.78cm" draw:z-index="11"><draw:object xlink:href="./Object 12" xlink:type="simple" xlink:show="embed" xlink:actuate="onLoad"/><draw:image xlink:href="./ObjectReplacements/Object 12" xlink:type="simple" xlink:show="embed" xlink:actuate="onLoad"/></draw:frame><text:bookmark-end text:name="__DdeLink__56_3921054268"/></text:p>
      <text:p text:style-name="P4"><draw:frame draw:style-name="fr2" draw:name="Objeto11" text:anchor-type="as-char" svg:y="-0.402cm" svg:width="2.725cm" svg:height="0.7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<text:soft-page-break/>Esta función es un plano</text:p>
      <text:p text:style-name="P4"/>
      <text:p text:style-name="P4">Optimizar f(x1,s2,x3…,xn)=a1x1+a2x2+...+anxn</text:p>
      <text:p text:style-name="P4">f(x1,x2)=ax1+bx1</text:p>
      <text:p text:style-name="P4"/>
      <text:p text:style-name="P4">restricciones </text:p>
      <text:p text:style-name="P4"/>
      <text:p text:style-name="P4"><text:bookmark-start text:name="__DdeLink__59_3921054268"/>a11x1+a12x2+a13x3...a1nxn &lt;, &lt;=,&gt;,&gt;= b1<text:bookmark-end text:name="__DdeLink__59_3921054268"/></text:p>
      <text:p text:style-name="P4">a21x1+a22x2+a123x3...a2nxn &gt; b2</text:p>
      <text:p text:style-name="P4">.</text:p>
      <text:p text:style-name="P4">.</text:p>
      <text:p text:style-name="P4">.</text:p>
      <text:p text:style-name="P4">a21x1+a22x2+a23x3...a2nxn &lt;= bm</text:p>
      <text:p text:style-name="P4"/>
      <text:p text:style-name="P4">inecuaciones</text:p>
      <text:p text:style-name="P4"/>
      <text:p text:style-name="P4">7x₁ +3x₂ &lt;=4</text:p>
      <text:p text:style-name="P4"/>
      <text:p text:style-name="P4">los puntos (0,4/3), (4/7,0) de la recta 7x₁ +3x₂ =4 cortan los ejes</text:p>
      <text:p text:style-name="P4"/>
      <text:p text:style-name="P6">para ver hacia que lado de la recta <text:span text:style-name="T3">7x₁ +3x₂ =4 </text:span>se extiende el “semiplano” <text:span text:style-name="T3">7x₁ +3x₂ &lt;=4, </text:span>evaluamos un punto cualquiera, por ejemplo (0,0), y vemos que ya que cumple la inecuacion, el semiplano se extiende hacia el lado de (0,0) (izquierda)</text:p>
      <text:p text:style-name="P6"/>
      <text:p text:style-name="P6">región convexa: si para todo p1 y p2 en la región el segmento que une p1 y p2 está dentro de la región</text:p>
      <text:p text:style-name="P6"/>
      <text:p text:style-name="P6">La intersección de regiones conexas es una región convexa</text:p>
      <text:p text:style-name="P6"/>
      <text:p text:style-name="P6">max f(x1,x2) = 3x1+7x2</text:p>
      <text:p text:style-name="P6"/>
      <text:p text:style-name="P6">sa:</text:p>
      <text:p text:style-name="P6">2x1+x2 &gt;= 4 ← 2x1 + x2 = 4</text:p>
      <text:p text:style-name="P6">4x1+2x2&lt;=0</text:p>
      <text:p text:style-name="P6"/>
      <text:p text:style-name="P6">x1&gt;=0</text:p>
      <text:p text:style-name="P6">x2&gt;=0</text:p>
      <text:p text:style-name="P6"/>
      <text:p text:style-name="P6"/>
      <text:p text:style-name="P7">no factible</text:p>
      <text:p text:style-name="P7"/>
      <text:p text:style-name="P7">Las soluciones si existen se encuentran en un registro de la region ,o bien en dos vertices adyacentes de la region y por tanto tambien en cualquier punto del segmento que une esos dos vertices, o bien que la solucion no esté acotada</text:p>
      <text:p text:style-name="P7"/>
      <text:p text:style-name="P7">Maximizar la siguiente funcion</text:p>
      <text:p text:style-name="P7">f(x1,x2)=2x1+7x2</text:p>
      <text:p text:style-name="P7">x1&gt;=0 </text:p>
      <text:p text:style-name="P7">x2&gt;=0</text:p>
      <text:p text:style-name="P7"><text:bookmark-start text:name="__DdeLink__62_3921054268"/>4x1+14x2&lt;=18<text:bookmark-end text:name="__DdeLink__62_3921054268"/></text:p>
      <text:p text:style-name="P7"><text:soft-page-break/>La recta 4x1+14x2=18 corta los ejes en los puntos (1,1) y (9/2,0) </text:p>
      <text:p text:style-name="P8">el semiplano se extiende hacia (0,0)</text:p>
      <text:p text:style-name="P8"/>
      <text:p text:style-name="P8">A=(0,18/14)</text:p>
      <text:p text:style-name="P8">B=(9/2,0)</text:p>
      <text:p text:style-name="P8">C=(0,0)</text:p>
      <text:p text:style-name="P8"/>
      <text:p text:style-name="P8"/>
      <text:p text:style-name="P8"><text:tab/>f(vertices)</text:p>
      <text:p text:style-name="P8">A<text:tab/>f(A)=9</text:p>
      <text:p text:style-name="P8">B<text:tab/>f(B)=9</text:p>
      <text:p text:style-name="P8">C<text:tab/>f(C)=0</text:p>
      <text:p text:style-name="P8"/>
      <text:p text:style-name="P8">ejercicio:</text:p>
      <text:p text:style-name="P8">max f(x1,x2)=x1+2x2</text:p>
      <text:p text:style-name="P8"/>
      <text:p text:style-name="P8">sa:</text:p>
      <text:p text:style-name="P8">x1+x2&lt;=4</text:p>
      <text:p text:style-name="P8">2x1+x2&lt;=6</text:p>
      <text:p text:style-name="P8">x1&gt;=0</text:p>
      <text:p text:style-name="P8">x2&gt;=0</text:p>
      <text:p text:style-name="P8"/>
      <text:p text:style-name="P8">x1+x2=4</text:p>
      <text:p text:style-name="P8">(0,4),(4,0)</text:p>
      <text:p text:style-name="P8"/>
      <text:p text:style-name="P8">2x1+x2=6</text:p>
      <text:p text:style-name="P8">(1,4),(3,0)</text:p>
      <text:p text:style-name="P8"/>
      <text:p text:style-name="P8">Tras dibujar el plano vemos que tiene 4 vertices</text:p>
      <text:p text:style-name="P8"/>
      <text:p text:style-name="P8"><text:tab/><text:tab/>f(vertice)</text:p>
      <text:p text:style-name="P8">A=(0,0)<text:tab/><text:span text:style-name="T4">f(A)=0</text:span></text:p>
      <text:p text:style-name="P8">B<text:span text:style-name="T4">=(0,4)<text:tab/>f(B)=8<text:tab/></text:span></text:p>
      <text:p text:style-name="P8">C<text:span text:style-name="T4">=(2,2)<text:tab/>f(C)=6</text:span></text:p>
      <text:p text:style-name="P8">D<text:span text:style-name="T4">=(3,0)<text:tab/>f(D)=3</text:span></text:p>
      <text:p text:style-name="P8"/>
      <text:p text:style-name="P9">Problema de maximizacion</text:p>
      <text:p text:style-name="P9"/>
      <text:p text:style-name="P9"><text:tab/>madera<text:tab/>mano de obra</text:p>
      <text:p text:style-name="P9">Silla 20dm³ <text:tab/>4h</text:p>
      <text:p text:style-name="P9">mesa 50dm³ <text:tab/>3h</text:p>
      <text:p text:style-name="P9"/>
      <text:p text:style-name="P9">tenemos 3300 dm³ y 3800h</text:p>
      <text:p text:style-name="P9"/>
      <text:p text:style-name="P9">Ganamos 3€ por silla y 6€ por mesa</text:p>
      <text:p text:style-name="P9"/>
      <text:p text:style-name="P9">Maximizar ganancia</text:p>
      <text:p text:style-name="P9"/>
      <text:p text:style-name="P9"/>
      <text:p text:style-name="P9"><text:soft-page-break/>s=numero de sillas</text:p>
      <text:p text:style-name="P9">m=numero de mesas</text:p>
      <text:p text:style-name="P9">maximizar f(s,m) = 3s+6m</text:p>
      <text:p text:style-name="P9"/>
      <text:p text:style-name="P10">sa:</text:p>
      <text:p text:style-name="P10"/>
      <text:p text:style-name="P10">s&gt;=0</text:p>
      <text:p text:style-name="P10">m&gt;=0</text:p>
      <text:p text:style-name="P10">4s+3m&lt;=380</text:p>
      <text:p text:style-name="P10">2s+5m&lt;=330</text:p>
      <text:p text:style-name="P10"/>
      <text:p text:style-name="P10">4s+3m=380</text:p>
      <text:p text:style-name="P10">(0,126,6),(95,0)</text:p>
      <text:p text:style-name="P10"/>
      <text:p text:style-name="P10">2s+5m=330</text:p>
      <text:p text:style-name="P10">(165,0),(0,66)</text:p>
      <text:p text:style-name="P10"/>
      <text:p text:style-name="P10">vertice c, resolvemos el siguiente sistema</text:p>
      <text:p text:style-name="P10">4s+3m=380</text:p>
      <text:p text:style-name="P10">2s+5m=330</text:p>
      <text:p text:style-name="P10">m=40</text:p>
      <text:p text:style-name="P10">s=65</text:p>
      <text:p text:style-name="P10"/>
      <text:p text:style-name="P10">vertices<text:tab/><text:tab/>f(vertices)</text:p>
      <text:p text:style-name="P10">A=(0,0)<text:tab/></text:p>
      <text:p text:style-name="P10">B=(0,66)<text:tab/><text:tab/><text:span text:style-name="T5">f(B)=396</text:span></text:p>
      <text:p text:style-name="P10">C=(65,40)<text:tab/><text:span text:style-name="T5">f(C)= 435</text:span></text:p>
      <text:p text:style-name="P10">D=(<text:span text:style-name="T5">0</text:span>,<text:span text:style-name="T5">95)<text:tab/><text:tab/>f(D)=285</text:span></text:p>
      <text:p text:style-name="P10"/>
      <text:p text:style-name="P11">Hay que fabricar 65 sillas y 40 mesas</text:p>
      <text:p text:style-name="P10"/>
      <text:p text:style-name="P10"/>
      <text:p text:style-name="P11">Problema</text:p>
      <text:p text:style-name="P10"/>
      <text:p text:style-name="P11">600 – A<text:tab/><text:tab/>3-m1<text:tab/>1-m1</text:p>
      <text:p text:style-name="P11">450-B<text:tab/><text:tab/>2-m1<text:tab/>2-m2</text:p>
      <text:p text:style-name="P11">se puede<text:tab/><text:tab/>600m1<text:tab/>400m2</text:p>
      <text:p text:style-name="P11"/>
      <text:p text:style-name="P11"/>
      <text:p text:style-name="P11">max 600 xa+450 xb</text:p>
      <text:p text:style-name="P11"/>
      <text:p text:style-name="P11">restricciones </text:p>
      <text:p text:style-name="P12">xa&gt;=0</text:p>
      <text:p text:style-name="P12">xb&gt;=0</text:p>
      <text:p text:style-name="P12">3xa+2xb&lt;=600</text:p>
      <text:p text:style-name="P12">xa+2xb&lt;=4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55:58.949603428</meta:creation-date>
    <meta:editing-duration>PT10M57S</meta:editing-duration>
    <meta:editing-cycles>3</meta:editing-cycles>
    <meta:generator>LibreOffice/6.1.6.3$Linux_X86_64 LibreOffice_project/10$Build-3</meta:generator>
    <dc:date>2019-05-24T13:20:17.287540872</dc:date>
    <meta:document-statistic meta:table-count="0" meta:image-count="0" meta:object-count="12" meta:page-count="4" meta:paragraph-count="122" meta:word-count="431" meta:character-count="2431" meta:non-whitespace-character-count="2103"/>
  </office:meta>
</office:document-meta>
</file>

<file path=Object 1/content.xml><?xml version="1.0" encoding="utf-8"?>
<math xmlns="http://www.w3.org/1998/Math/MathML" display="block">
  <semantics>
    <mrow>
      <mrow>
        <mfrac>
          <mrow>
            <mi>σ</mi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i>σ</mi>
            <mi>x</mi>
          </mrow>
        </mfrac>
        <mo stretchy="false">=</mo>
        <mi>x</mi>
      </mrow>
      <mrow>
        <mn>²</mn>
        <mo stretchy="false">+</mo>
        <mi>y</mi>
      </mrow>
      <mrow>
        <mn>²</mn>
        <mo stretchy="false">+</mo>
        <mn>2</mn>
      </mrow>
      <mrow>
        <mi>x</mi>
        <mo stretchy="false">−</mo>
        <mn>15</mn>
      </mrow>
    </mrow>
    <annotation encoding="StarMath 5.0">{%sigma f(x,y)} over {%sigma x} = x² +y² +2x-15</annotation>
  </semantics>
</math>
</file>

<file path=Object 10/content.xml><?xml version="1.0" encoding="utf-8"?>
<math xmlns="http://www.w3.org/1998/Math/MathML" display="block">
  <semantics>
    <mrow>
      <mn>4</mn>
      <mrow>
        <msup>
          <mi>x</mi>
          <mn>2</mn>
        </msup>
        <mo stretchy="false">+</mo>
        <mn>4</mn>
      </mrow>
      <mrow>
        <mi>x</mi>
        <mo stretchy="false">−</mo>
        <mn>4</mn>
      </mrow>
      <msup>
        <mi>y</mi>
        <mn>2</mn>
      </msup>
    </mrow>
    <annotation encoding="StarMath 5.0">4x^2+4x-4y^2</annotation>
  </semantics>
</math>
</file>

<file path=Object 11/content.xml><?xml version="1.0" encoding="utf-8"?>
<math xmlns="http://www.w3.org/1998/Math/MathML" display="block">
  <semantics>
    <mrow>
      <mfrac>
        <mi>σ</mi>
        <mrow>
          <mi>σ</mi>
          <mi>y</mi>
        </mrow>
      </mfrac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7</mn>
      </mrow>
    </mrow>
    <annotation encoding="StarMath 5.0">%sigma over {%sigma y} f(x,y)=7</annotation>
  </semantics>
</math>
</file>

<file path=Object 12/content.xml><?xml version="1.0" encoding="utf-8"?>
<math xmlns="http://www.w3.org/1998/Math/MathML" display="block">
  <semantics>
    <mrow>
      <mfrac>
        <mi>σ</mi>
        <mrow>
          <mi>σ</mi>
          <mi>x</mi>
        </mrow>
      </mfrac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3</mn>
      </mrow>
    </mrow>
    <annotation encoding="StarMath 5.0">%sigma over {%sigma x} f(x,y)=3</annotation>
  </semantics>
</math>
</file>

<file path=Object 2/content.xml><?xml version="1.0" encoding="utf-8"?>
<math xmlns="http://www.w3.org/1998/Math/MathML" display="block">
  <semantics>
    <mrow>
      <mrow>
        <mfrac>
          <mrow>
            <mi>σ</mi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i>σ</mi>
            <mi>y</mi>
          </mrow>
        </mfrac>
        <mo stretchy="false">=</mo>
        <mn>2</mn>
      </mrow>
      <mrow>
        <mi mathvariant="italic">xy</mi>
        <mo stretchy="false">=</mo>
        <mn>0</mn>
      </mrow>
    </mrow>
    <annotation encoding="StarMath 5.0">{%sigma f(x,y) }over {%sigma y} = 2xy=0</annotation>
  </semantics>
</math>
</file>

<file path=Object 3/content.xml><?xml version="1.0" encoding="utf-8"?>
<math xmlns="http://www.w3.org/1998/Math/MathML" display="block">
  <semantics>
    <mrow>
      <mi mathvariant="italic">si</mi>
      <mrow>
        <mi>x</mi>
        <mo stretchy="false">=</mo>
        <mn>0</mn>
      </mrow>
      <mi>→</mi>
      <mi>y</mi>
      <mrow>
        <mrow>
          <mn>²</mn>
          <mo stretchy="false">−</mo>
          <mn>15</mn>
        </mrow>
        <mo stretchy="false">=</mo>
        <mn>0</mn>
      </mrow>
      <mrow>
        <mi>y</mi>
        <mo stretchy="false">=</mo>
        <mrow>
          <mo stretchy="false">±</mo>
          <msqrt>
            <mn>15</mn>
          </msqrt>
        </mrow>
      </mrow>
    </mrow>
    <annotation encoding="StarMath 5.0">si x=0→ y² -15 =0 y =+- sqrt 15 </annotation>
  </semantics>
</math>
</file>

<file path=Object 4/content.xml><?xml version="1.0" encoding="utf-8"?>
<math xmlns="http://www.w3.org/1998/Math/MathML" display="block">
  <semantics>
    <mrow>
      <mi mathvariant="italic">si</mi>
      <mrow>
        <mi>y</mi>
        <mo stretchy="false">=</mo>
        <mn>0</mn>
      </mrow>
      <mi>→</mi>
      <mi>x</mi>
      <mrow>
        <mn>³</mn>
        <mo stretchy="false">+</mo>
        <mn>2</mn>
      </mrow>
      <mrow>
        <mrow>
          <mi>x</mi>
          <mo stretchy="false">−</mo>
          <mn>15</mn>
        </mrow>
        <mo stretchy="false">=</mo>
        <mn>0</mn>
      </mrow>
      <mi>→</mi>
      <mrow>
        <mi>x</mi>
        <mo stretchy="false">=</mo>
        <mfrac>
          <mrow>
            <mrow>
              <mo stretchy="false">−</mo>
              <mn>2</mn>
            </mrow>
            <mo stretchy="false">±</mo>
            <msqrt>
              <mrow>
                <mo fence="true" stretchy="false">(</mo>
                <mrow>
                  <mrow>
                    <mn>4</mn>
                    <mo stretchy="false">+</mo>
                    <mn>60</mn>
                  </mrow>
                </mrow>
                <mo fence="true" stretchy="false">)</mo>
              </mrow>
            </msqrt>
          </mrow>
          <mn>2</mn>
        </mfrac>
      </mrow>
    </mrow>
    <annotation encoding="StarMath 5.0">si y=0 → x³ +2x-15=0 → x= {-2 +- sqrt(4+60) } over 2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n>3,0</mn>
        </mrow>
        <mo fence="true" stretchy="false">)</mo>
      </mrow>
      <mi>,</mi>
      <mrow>
        <mo fence="true" stretchy="false">(</mo>
        <mrow>
          <mrow>
            <mo stretchy="false">−</mo>
            <mn>5,0</mn>
          </mrow>
        </mrow>
        <mo fence="true" stretchy="false">)</mo>
      </mrow>
      <mi>,</mi>
      <mrow>
        <mo fence="true" stretchy="false">(</mo>
        <mrow>
          <mrow>
            <mn>0</mn>
            <mrow>
              <mi>,</mi>
              <mo stretchy="false">−</mo>
              <msqrt>
                <mn>15</mn>
              </msqrt>
            </mrow>
          </mrow>
        </mrow>
        <mo fence="true" stretchy="false">)</mo>
      </mrow>
      <mi>,</mi>
      <mrow>
        <mo fence="true" stretchy="false">(</mo>
        <mrow>
          <mrow>
            <mn>0</mn>
            <mi>,</mi>
            <msqrt>
              <mn>15</mn>
            </msqrt>
          </mrow>
        </mrow>
        <mo fence="true" stretchy="false">)</mo>
      </mrow>
    </mrow>
    <annotation encoding="StarMath 5.0">(3,0),(-5,0),(0,-sqrt 15 ), (0,sqrt 15 )</annotation>
  </semantics>
</math>
</file>

<file path=Object 6/content.xml><?xml version="1.0" encoding="utf-8"?>
<math xmlns="http://www.w3.org/1998/Math/MathML" display="block">
  <semantics>
    <mrow>
      <mrow>
        <mfrac>
          <mrow>
            <mi>σ</mi>
            <mn>²</mn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i>σ</mi>
            <mi>x</mi>
            <mn>²</mn>
          </mrow>
        </mfrac>
        <mo stretchy="false">=</mo>
        <mn>2</mn>
      </mrow>
      <mrow>
        <mi>x</mi>
        <mo stretchy="false">+</mo>
        <mn>2</mn>
      </mrow>
    </mrow>
    <annotation encoding="StarMath 5.0">{%sigma ² f(x,y)} over {%sigma x²} = 2x+2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n>1</mn>
          <mo stretchy="false">/</mo>
          <mn>3</mn>
        </mrow>
      </mrow>
      <mi>x</mi>
      <mrow>
        <mn>³</mn>
        <mo stretchy="false">+</mo>
        <mi mathvariant="italic">xy</mi>
      </mrow>
      <mrow>
        <mn>²</mn>
        <mo stretchy="false">+</mo>
        <mi>x</mi>
      </mrow>
      <mrow>
        <mn>²</mn>
        <mo stretchy="false">−</mo>
        <mn>15</mn>
      </mrow>
      <mi>x</mi>
    </mrow>
    <annotation encoding="StarMath 5.0">f(x,y)=1/3 x³ + xy² +x² -15x</annotation>
  </semantics>
</math>
</file>

<file path=Object 8/content.xml><?xml version="1.0" encoding="utf-8"?>
<math xmlns="http://www.w3.org/1998/Math/MathML" display="block">
  <semantics>
    <mfrac>
      <mrow>
        <mi>σ</mi>
        <mn>²</mn>
        <mi>f</mi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row>
      <mrow>
        <mi>σ</mi>
        <mi>x</mi>
        <mi>σ</mi>
        <mi>y</mi>
      </mrow>
    </mfrac>
    <annotation encoding="StarMath 5.0">{%sigma ² f(x,y) }over{ %sigma x %sigma y}</annotation>
  </semantics>
</math>
</file>

<file path=Object 9/content.xml><?xml version="1.0" encoding="utf-8"?>
<math xmlns="http://www.w3.org/1998/Math/MathML" display="block">
  <semantics>
    <mrow>
      <mrow>
        <mfrac>
          <mrow>
            <mi>σ</mi>
            <mn>²</mn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i>σ</mi>
            <mi>y</mi>
            <mn>²</mn>
          </mrow>
        </mfrac>
        <mo stretchy="false">=</mo>
        <mn>2</mn>
      </mrow>
      <mi>x</mi>
    </mrow>
    <annotation encoding="StarMath 5.0">{%sigma ² f(x,y)} over {%sigma y²} = 2x</annotation>
  </semantics>
</math>
</file>